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3400000834BD1A57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FreeSans1" svg:font-family="Free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0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97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946cm" fo:padding-top="0cm" fo:padding-bottom="0cm" fo:padding-left="0cm" fo:padding-right="0cm"/>
    </style:style>
    <style:style style:name="gr5" style:family="graphic" style:parent-style-name="objectwithoutfill">
      <style:graphic-properties svg:stroke-width="0.04cm" draw:marker-start-width="0.335cm" draw:marker-end-width="0.335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502cm"/>
    </style:style>
    <style:style style:name="gr8" style:family="graphic" style:parent-style-name="standard">
      <style:graphic-properties draw:stroke="solid" svg:stroke-width="0.105cm" svg:stroke-color="#000000" draw:stroke-linejoin="miter" svg:stroke-linecap="butt" draw:fill="none" fo:padding-top="0.052cm" fo:padding-bottom="0.052cm" fo:padding-left="0.052cm" fo:padding-right="0.052cm"/>
    </style:style>
    <style:style style:name="gr9" style:family="graphic" style:parent-style-name="standard">
      <style:graphic-properties draw:stroke="none" draw:fill="solid" draw:fill-color="#ff994d"/>
    </style:style>
    <style:style style:name="gr10" style:family="graphic" style:parent-style-name="standard">
      <style:graphic-properties draw:stroke="none" draw:fill="solid" draw:fill-color="#0099e6"/>
    </style:style>
    <style:style style:name="gr11" style:family="graphic" style:parent-style-name="standard">
      <style:graphic-properties draw:stroke="none" draw:fill="solid" draw:fill-color="#e6ff00"/>
    </style:style>
    <style:style style:name="gr12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7pt" fo:font-weight="bold" style:font-size-asian="7pt" style:font-weight-asian="bold" style:font-size-complex="7pt" style:font-weight-complex="bold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Helvetica1" fo:font-size="7pt" fo:font-weight="bold" style:font-size-asian="7pt" style:font-name-complex="Helvetica1" style:font-size-complex="7pt" style:font-weight-complex="bold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.899cm" svg:height="3.9cm" svg:x="0cm" svg:y="0cm">
          <draw:image xlink:href="Pictures/100000000000083400000834BD1A57D7.png" xlink:type="simple" xlink:show="embed" xlink:actuate="onLoad">
            <text:p/>
          </draw:image>
        </draw:frame>
        <draw:frame draw:style-name="gr2" draw:text-style-name="P3" draw:layer="layout" svg:width="0.607cm" svg:height="0.357cm" svg:x="5.308cm" svg:y="0.274cm">
          <draw:text-box>
            <text:p text:style-name="P2"><text:span text:style-name="T1">FALL</text:span></text:p>
          </draw:text-box>
        </draw:frame>
        <draw:frame draw:style-name="gr3" draw:text-style-name="P3" draw:layer="layout" svg:width="0.971cm" svg:height="0.357cm" svg:x="7.807cm" svg:y="0.274cm">
          <draw:text-box>
            <text:p text:style-name="P2"><text:span text:style-name="T1">WINTER</text:span></text:p>
          </draw:text-box>
        </draw:frame>
        <draw:frame draw:style-name="gr4" draw:text-style-name="P3" draw:layer="layout" svg:width="0.946cm" svg:height="0.357cm" svg:x="10.518cm" svg:y="0.274cm">
          <draw:text-box>
            <text:p text:style-name="P2"><text:span text:style-name="T1">SPRING</text:span></text:p>
          </draw:text-box>
        </draw:frame>
        <draw:line draw:style-name="gr5" draw:text-style-name="P1" draw:layer="layout" svg:x1="9.66cm" svg:y1="0.4cm" svg:x2="9.66cm" svg:y2="0.69cm">
          <text:p/>
        </draw:line>
        <draw:frame draw:style-name="gr6" draw:text-style-name="P4" draw:layer="layout" svg:width="1.2cm" svg:height="0.526cm" svg:x="7.788cm" svg:y="3.4cm">
          <draw:text-box>
            <text:p><text:span text:style-name="T2">K = 3</text:span></text:p>
          </draw:text-box>
        </draw:frame>
        <draw:line draw:style-name="gr5" draw:text-style-name="P1" draw:layer="layout" svg:x1="6.96cm" svg:y1="0.4cm" svg:x2="6.96cm" svg:y2="0.69cm">
          <text:p/>
        </draw:line>
        <draw:frame draw:style-name="gr7" draw:text-style-name="P5" draw:layer="layout" svg:width="1.002cm" svg:height="0.878cm" svg:x="3.1cm" svg:y="0cm">
          <draw:text-box>
            <text:p><text:span text:style-name="T3">a)</text:span></text:p>
          </draw:text-box>
        </draw:frame>
        <draw:frame draw:style-name="gr7" draw:text-style-name="P5" draw:layer="layout" svg:width="1.002cm" svg:height="0.878cm" svg:x="11.6cm" svg:y="0cm">
          <draw:text-box>
            <text:p><text:span text:style-name="T3">b)</text:span></text:p>
          </draw:text-box>
        </draw:frame>
        <draw:g>
          <draw:polygon draw:style-name="gr8" draw:layer="layout" svg:width="8.122cm" svg:height="2.699cm" svg:x="4.077cm" svg:y="0.7cm" svg:viewBox="0 0 8123 2700" draw:points="0,0 0,2700 8123,2700 8123,0">
            <text:p/>
          </draw:polygon>
          <draw:polygon draw:style-name="gr9" draw:layer="layout" svg:width="0.088cm" svg:height="2.078cm" svg:x="4.077cm" svg:y="1.321cm" svg:viewBox="0 0 89 2079" draw:points="0,0 0,2079 89,2079 89,0">
            <text:p/>
          </draw:polygon>
          <draw:polygon draw:style-name="gr10" draw:layer="layout" svg:width="0.088cm" svg:height="0.466cm" svg:x="4.077cm" svg:y="0.855cm" svg:viewBox="0 0 89 467" draw:points="0,0 0,467 89,467 89,0">
            <text:p/>
          </draw:polygon>
          <draw:polygon draw:style-name="gr11" draw:layer="layout" svg:width="0.088cm" svg:height="0.157cm" svg:x="4.077cm" svg:y="0.7cm" svg:viewBox="0 0 89 158" draw:points="0,0 0,158 89,158 89,0">
            <text:p/>
          </draw:polygon>
          <draw:polygon draw:style-name="gr9" draw:layer="layout" svg:width="0.088cm" svg:height="0.63cm" svg:x="4.164cm" svg:y="2.769cm" svg:viewBox="0 0 89 631" draw:points="0,0 0,631 89,631 89,0">
            <text:p/>
          </draw:polygon>
          <draw:polygon draw:style-name="gr10" draw:layer="layout" svg:width="0.088cm" svg:height="1.99cm" svg:x="4.164cm" svg:y="0.781cm" svg:viewBox="0 0 89 1991" draw:points="0,0 0,1991 89,1991 89,0">
            <text:p/>
          </draw:polygon>
          <draw:polygon draw:style-name="gr11" draw:layer="layout" svg:width="0.088cm" svg:height="0.082cm" svg:x="4.164cm" svg:y="0.7cm" svg:viewBox="0 0 89 83" draw:points="0,0 0,83 89,83 89,0">
            <text:p/>
          </draw:polygon>
          <draw:polygon draw:style-name="gr9" draw:layer="layout" svg:width="0.088cm" svg:height="0.464cm" svg:x="4.252cm" svg:y="2.935cm" svg:viewBox="0 0 89 465" draw:points="0,0 0,465 89,465 89,0">
            <text:p/>
          </draw:polygon>
          <draw:polygon draw:style-name="gr10" draw:layer="layout" svg:width="0.088cm" svg:height="2.025cm" svg:x="4.252cm" svg:y="0.91cm" svg:viewBox="0 0 89 2026" draw:points="0,0 0,2026 89,2026 89,0">
            <text:p/>
          </draw:polygon>
          <draw:polygon draw:style-name="gr11" draw:layer="layout" svg:width="0.088cm" svg:height="0.212cm" svg:x="4.252cm" svg:y="0.7cm" svg:viewBox="0 0 89 213" draw:points="0,0 0,213 89,213 89,0">
            <text:p/>
          </draw:polygon>
          <draw:polygon draw:style-name="gr9" draw:layer="layout" svg:width="0.088cm" svg:height="1.042cm" svg:x="4.339cm" svg:y="2.357cm" svg:viewBox="0 0 89 1043" draw:points="0,0 0,1043 89,1043 89,0">
            <text:p/>
          </draw:polygon>
          <draw:polygon draw:style-name="gr10" draw:layer="layout" svg:width="0.088cm" svg:height="1.573cm" svg:x="4.339cm" svg:y="0.785cm" svg:viewBox="0 0 89 1574" draw:points="0,0 0,1574 89,1574 89,0">
            <text:p/>
          </draw:polygon>
          <draw:polygon draw:style-name="gr11" draw:layer="layout" svg:width="0.088cm" svg:height="0.086cm" svg:x="4.339cm" svg:y="0.7cm" svg:viewBox="0 0 89 87" draw:points="0,0 0,87 89,87 89,0">
            <text:p/>
          </draw:polygon>
          <draw:polygon draw:style-name="gr9" draw:layer="layout" svg:width="0.088cm" svg:height="1.025cm" svg:x="4.427cm" svg:y="2.374cm" svg:viewBox="0 0 89 1026" draw:points="0,0 0,1026 89,1026 89,0">
            <text:p/>
          </draw:polygon>
          <draw:polygon draw:style-name="gr10" draw:layer="layout" svg:width="0.088cm" svg:height="1.531cm" svg:x="4.427cm" svg:y="0.845cm" svg:viewBox="0 0 89 1532" draw:points="0,0 0,1532 89,1532 89,0">
            <text:p/>
          </draw:polygon>
          <draw:polygon draw:style-name="gr11" draw:layer="layout" svg:width="0.088cm" svg:height="0.145cm" svg:x="4.427cm" svg:y="0.7cm" svg:viewBox="0 0 89 146" draw:points="0,0 0,146 89,146 89,0">
            <text:p/>
          </draw:polygon>
          <draw:polygon draw:style-name="gr9" draw:layer="layout" svg:width="0.088cm" svg:height="0.518cm" svg:x="4.514cm" svg:y="2.881cm" svg:viewBox="0 0 89 519" draw:points="0,0 0,519 89,519 89,0">
            <text:p/>
          </draw:polygon>
          <draw:polygon draw:style-name="gr10" draw:layer="layout" svg:width="0.088cm" svg:height="2.14cm" svg:x="4.514cm" svg:y="0.743cm" svg:viewBox="0 0 89 2141" draw:points="0,0 0,2141 89,2141 89,0">
            <text:p/>
          </draw:polygon>
          <draw:polygon draw:style-name="gr11" draw:layer="layout" svg:width="0.088cm" svg:height="0.043cm" svg:x="4.514cm" svg:y="0.7cm" svg:viewBox="0 0 89 44" draw:points="0,0 0,44 89,44 89,0">
            <text:p/>
          </draw:polygon>
          <draw:polygon draw:style-name="gr9" draw:layer="layout" svg:width="0.088cm" svg:height="0.721cm" svg:x="4.602cm" svg:y="2.678cm" svg:viewBox="0 0 89 722" draw:points="0,0 0,722 89,722 89,0">
            <text:p/>
          </draw:polygon>
          <draw:polygon draw:style-name="gr10" draw:layer="layout" svg:width="0.088cm" svg:height="1.762cm" svg:x="4.602cm" svg:y="0.916cm" svg:viewBox="0 0 89 1763" draw:points="0,0 0,1763 89,1763 89,0">
            <text:p/>
          </draw:polygon>
          <draw:polygon draw:style-name="gr11" draw:layer="layout" svg:width="0.088cm" svg:height="0.218cm" svg:x="4.602cm" svg:y="0.7cm" svg:viewBox="0 0 89 219" draw:points="0,0 0,219 89,219 89,0">
            <text:p/>
          </draw:polygon>
          <draw:polygon draw:style-name="gr9" draw:layer="layout" svg:width="0.088cm" svg:height="0.796cm" svg:x="4.689cm" svg:y="2.603cm" svg:viewBox="0 0 89 797" draw:points="0,0 0,797 89,797 89,0">
            <text:p/>
          </draw:polygon>
          <draw:polygon draw:style-name="gr10" draw:layer="layout" svg:width="0.088cm" svg:height="1.845cm" svg:x="4.689cm" svg:y="0.76cm" svg:viewBox="0 0 89 1846" draw:points="0,0 0,1846 89,1846 89,0">
            <text:p/>
          </draw:polygon>
          <draw:polygon draw:style-name="gr11" draw:layer="layout" svg:width="0.088cm" svg:height="0.06cm" svg:x="4.689cm" svg:y="0.7cm" svg:viewBox="0 0 89 61" draw:points="0,0 0,61 89,61 89,0">
            <text:p/>
          </draw:polygon>
          <draw:polygon draw:style-name="gr9" draw:layer="layout" svg:width="0.088cm" svg:height="0.674cm" svg:x="4.777cm" svg:y="2.725cm" svg:viewBox="0 0 89 675" draw:points="0,0 0,675 89,675 89,0">
            <text:p/>
          </draw:polygon>
          <draw:polygon draw:style-name="gr10" draw:layer="layout" svg:width="0.088cm" svg:height="1.875cm" svg:x="4.777cm" svg:y="0.851cm" svg:viewBox="0 0 89 1876" draw:points="0,0 0,1876 89,1876 89,0">
            <text:p/>
          </draw:polygon>
          <draw:polygon draw:style-name="gr11" draw:layer="layout" svg:width="0.088cm" svg:height="0.152cm" svg:x="4.777cm" svg:y="0.7cm" svg:viewBox="0 0 89 153" draw:points="0,0 0,153 89,153 89,0">
            <text:p/>
          </draw:polygon>
          <draw:polygon draw:style-name="gr9" draw:layer="layout" svg:width="0.086cm" svg:height="1.035cm" svg:x="4.864cm" svg:y="2.364cm" svg:viewBox="0 0 87 1036" draw:points="0,0 0,1036 87,1036 87,0">
            <text:p/>
          </draw:polygon>
          <draw:polygon draw:style-name="gr10" draw:layer="layout" svg:width="0.086cm" svg:height="1.321cm" svg:x="4.864cm" svg:y="1.044cm" svg:viewBox="0 0 87 1322" draw:points="0,0 0,1322 87,1322 87,0">
            <text:p/>
          </draw:polygon>
          <draw:polygon draw:style-name="gr11" draw:layer="layout" svg:width="0.086cm" svg:height="0.346cm" svg:x="4.864cm" svg:y="0.7cm" svg:viewBox="0 0 87 347" draw:points="0,0 0,347 87,347 87,0">
            <text:p/>
          </draw:polygon>
          <draw:polygon draw:style-name="gr9" draw:layer="layout" svg:width="0.088cm" svg:height="0.256cm" svg:x="4.95cm" svg:y="3.143cm" svg:viewBox="0 0 89 257" draw:points="0,0 0,257 89,257 89,0">
            <text:p/>
          </draw:polygon>
          <draw:polygon draw:style-name="gr10" draw:layer="layout" svg:width="0.088cm" svg:height="2.352cm" svg:x="4.95cm" svg:y="0.791cm" svg:viewBox="0 0 89 2353" draw:points="0,0 0,2353 89,2353 89,0">
            <text:p/>
          </draw:polygon>
          <draw:polygon draw:style-name="gr11" draw:layer="layout" svg:width="0.088cm" svg:height="0.093cm" svg:x="4.95cm" svg:y="0.7cm" svg:viewBox="0 0 89 94" draw:points="0,0 0,94 89,94 89,0">
            <text:p/>
          </draw:polygon>
          <draw:polygon draw:style-name="gr9" draw:layer="layout" svg:width="0.088cm" svg:height="0.333cm" svg:x="5.037cm" svg:y="3.066cm" svg:viewBox="0 0 89 334" draw:points="0,0 0,334 89,334 89,0">
            <text:p/>
          </draw:polygon>
          <draw:polygon draw:style-name="gr10" draw:layer="layout" svg:width="0.088cm" svg:height="2.223cm" svg:x="5.037cm" svg:y="0.845cm" svg:viewBox="0 0 89 2224" draw:points="0,0 0,2224 89,2224 89,0">
            <text:p/>
          </draw:polygon>
          <draw:polygon draw:style-name="gr11" draw:layer="layout" svg:width="0.088cm" svg:height="0.145cm" svg:x="5.037cm" svg:y="0.7cm" svg:viewBox="0 0 89 146" draw:points="0,0 0,146 89,146 89,0">
            <text:p/>
          </draw:polygon>
          <draw:polygon draw:style-name="gr9" draw:layer="layout" svg:width="0.088cm" svg:height="1.264cm" svg:x="5.125cm" svg:y="2.135cm" svg:viewBox="0 0 89 1265" draw:points="0,0 0,1265 89,1265 89,0">
            <text:p/>
          </draw:polygon>
          <draw:polygon draw:style-name="gr10" draw:layer="layout" svg:width="0.088cm" svg:height="1.325cm" svg:x="5.125cm" svg:y="0.812cm" svg:viewBox="0 0 89 1326" draw:points="0,0 0,1326 89,1326 89,0">
            <text:p/>
          </draw:polygon>
          <draw:polygon draw:style-name="gr11" draw:layer="layout" svg:width="0.088cm" svg:height="0.114cm" svg:x="5.125cm" svg:y="0.7cm" svg:viewBox="0 0 89 115" draw:points="0,0 0,115 89,115 89,0">
            <text:p/>
          </draw:polygon>
          <draw:polygon draw:style-name="gr9" draw:layer="layout" svg:width="0.088cm" svg:height="0.462cm" svg:x="5.212cm" svg:y="2.937cm" svg:viewBox="0 0 89 463" draw:points="0,0 0,463 89,463 89,0">
            <text:p/>
          </draw:polygon>
          <draw:polygon draw:style-name="gr10" draw:layer="layout" svg:width="0.088cm" svg:height="1.573cm" svg:x="5.212cm" svg:y="1.365cm" svg:viewBox="0 0 89 1574" draw:points="0,0 0,1574 89,1574 89,0">
            <text:p/>
          </draw:polygon>
          <draw:polygon draw:style-name="gr11" draw:layer="layout" svg:width="0.088cm" svg:height="0.667cm" svg:x="5.212cm" svg:y="0.7cm" svg:viewBox="0 0 89 668" draw:points="0,0 0,668 89,668 89,0">
            <text:p/>
          </draw:polygon>
          <draw:polygon draw:style-name="gr9" draw:layer="layout" svg:width="0.088cm" svg:height="0.373cm" svg:x="5.3cm" svg:y="3.026cm" svg:viewBox="0 0 89 374" draw:points="0,0 0,374 89,374 89,0">
            <text:p/>
          </draw:polygon>
          <draw:polygon draw:style-name="gr10" draw:layer="layout" svg:width="0.088cm" svg:height="2.27cm" svg:x="5.3cm" svg:y="0.757cm" svg:viewBox="0 0 89 2271" draw:points="0,0 0,2271 89,2271 89,0">
            <text:p/>
          </draw:polygon>
          <draw:polygon draw:style-name="gr11" draw:layer="layout" svg:width="0.088cm" svg:height="0.059cm" svg:x="5.3cm" svg:y="0.7cm" svg:viewBox="0 0 89 60" draw:points="0,0 0,60 89,60 89,0">
            <text:p/>
          </draw:polygon>
          <draw:polygon draw:style-name="gr9" draw:layer="layout" svg:width="0.088cm" svg:height="1.252cm" svg:x="5.387cm" svg:y="2.147cm" svg:viewBox="0 0 89 1253" draw:points="0,0 0,1253 89,1253 89,0">
            <text:p/>
          </draw:polygon>
          <draw:polygon draw:style-name="gr10" draw:layer="layout" svg:width="0.088cm" svg:height="1.284cm" svg:x="5.387cm" svg:y="0.863cm" svg:viewBox="0 0 89 1285" draw:points="0,0 0,1285 89,1285 89,0">
            <text:p/>
          </draw:polygon>
          <draw:polygon draw:style-name="gr11" draw:layer="layout" svg:width="0.088cm" svg:height="0.165cm" svg:x="5.387cm" svg:y="0.7cm" svg:viewBox="0 0 89 166" draw:points="0,0 0,166 89,166 89,0">
            <text:p/>
          </draw:polygon>
          <draw:polygon draw:style-name="gr9" draw:layer="layout" svg:width="0.088cm" svg:height="0.38cm" svg:x="5.475cm" svg:y="3.019cm" svg:viewBox="0 0 89 381" draw:points="0,0 0,381 89,381 89,0">
            <text:p/>
          </draw:polygon>
          <draw:polygon draw:style-name="gr10" draw:layer="layout" svg:width="0.088cm" svg:height="2.234cm" svg:x="5.475cm" svg:y="0.787cm" svg:viewBox="0 0 89 2235" draw:points="0,0 0,2235 89,2235 89,0">
            <text:p/>
          </draw:polygon>
          <draw:polygon draw:style-name="gr11" draw:layer="layout" svg:width="0.088cm" svg:height="0.088cm" svg:x="5.475cm" svg:y="0.7cm" svg:viewBox="0 0 89 89" draw:points="0,0 0,89 89,89 89,0">
            <text:p/>
          </draw:polygon>
          <draw:polygon draw:style-name="gr9" draw:layer="layout" svg:width="0.088cm" svg:height="1.062cm" svg:x="5.562cm" svg:y="2.337cm" svg:viewBox="0 0 89 1063" draw:points="0,0 0,1063 89,1063 89,0">
            <text:p/>
          </draw:polygon>
          <draw:polygon draw:style-name="gr10" draw:layer="layout" svg:width="0.088cm" svg:height="0.775cm" svg:x="5.562cm" svg:y="1.564cm" svg:viewBox="0 0 89 776" draw:points="0,0 0,776 89,776 89,0">
            <text:p/>
          </draw:polygon>
          <draw:polygon draw:style-name="gr11" draw:layer="layout" svg:width="0.088cm" svg:height="0.866cm" svg:x="5.562cm" svg:y="0.7cm" svg:viewBox="0 0 89 867" draw:points="0,0 0,867 89,867 89,0">
            <text:p/>
          </draw:polygon>
          <draw:polygon draw:style-name="gr9" draw:layer="layout" svg:width="0.088cm" svg:height="0.683cm" svg:x="5.649cm" svg:y="2.716cm" svg:viewBox="0 0 89 684" draw:points="0,0 0,684 89,684 89,0">
            <text:p/>
          </draw:polygon>
          <draw:polygon draw:style-name="gr10" draw:layer="layout" svg:width="0.088cm" svg:height="1.876cm" svg:x="5.649cm" svg:y="0.841cm" svg:viewBox="0 0 89 1877" draw:points="0,0 0,1877 89,1877 89,0">
            <text:p/>
          </draw:polygon>
          <draw:polygon draw:style-name="gr11" draw:layer="layout" svg:width="0.088cm" svg:height="0.141cm" svg:x="5.649cm" svg:y="0.7cm" svg:viewBox="0 0 89 142" draw:points="0,0 0,142 89,142 89,0">
            <text:p/>
          </draw:polygon>
          <draw:polygon draw:style-name="gr9" draw:layer="layout" svg:width="0.088cm" svg:height="0.455cm" svg:x="5.737cm" svg:y="2.944cm" svg:viewBox="0 0 89 456" draw:points="0,0 0,456 89,456 89,0">
            <text:p/>
          </draw:polygon>
          <draw:polygon draw:style-name="gr10" draw:layer="layout" svg:width="0.088cm" svg:height="2.142cm" svg:x="5.737cm" svg:y="0.802cm" svg:viewBox="0 0 89 2143" draw:points="0,0 0,2143 89,2143 89,0">
            <text:p/>
          </draw:polygon>
          <draw:polygon draw:style-name="gr11" draw:layer="layout" svg:width="0.088cm" svg:height="0.103cm" svg:x="5.737cm" svg:y="0.7cm" svg:viewBox="0 0 89 104" draw:points="0,0 0,104 89,104 89,0">
            <text:p/>
          </draw:polygon>
          <draw:polygon draw:style-name="gr9" draw:layer="layout" svg:width="0.088cm" svg:height="0.59cm" svg:x="5.824cm" svg:y="2.809cm" svg:viewBox="0 0 89 591" draw:points="0,0 0,591 89,591 89,0">
            <text:p/>
          </draw:polygon>
          <draw:polygon draw:style-name="gr10" draw:layer="layout" svg:width="0.088cm" svg:height="1.754cm" svg:x="5.824cm" svg:y="1.057cm" svg:viewBox="0 0 89 1755" draw:points="0,0 0,1755 89,1755 89,0">
            <text:p/>
          </draw:polygon>
          <draw:polygon draw:style-name="gr11" draw:layer="layout" svg:width="0.088cm" svg:height="0.358cm" svg:x="5.824cm" svg:y="0.7cm" svg:viewBox="0 0 89 359" draw:points="0,0 0,359 89,359 89,0">
            <text:p/>
          </draw:polygon>
          <draw:polygon draw:style-name="gr9" draw:layer="layout" svg:width="0.086cm" svg:height="1.051cm" svg:x="5.912cm" svg:y="2.348cm" svg:viewBox="0 0 87 1052" draw:points="0,0 0,1052 87,1052 87,0">
            <text:p/>
          </draw:polygon>
          <draw:polygon draw:style-name="gr10" draw:layer="layout" svg:width="0.086cm" svg:height="1.569cm" svg:x="5.912cm" svg:y="0.781cm" svg:viewBox="0 0 87 1570" draw:points="0,0 0,1570 87,1570 87,0">
            <text:p/>
          </draw:polygon>
          <draw:polygon draw:style-name="gr11" draw:layer="layout" svg:width="0.086cm" svg:height="0.082cm" svg:x="5.912cm" svg:y="0.7cm" svg:viewBox="0 0 87 83" draw:points="0,0 0,83 87,83 87,0">
            <text:p/>
          </draw:polygon>
          <draw:polygon draw:style-name="gr9" draw:layer="layout" svg:width="0.088cm" svg:height="0.577cm" svg:x="5.998cm" svg:y="2.822cm" svg:viewBox="0 0 89 578" draw:points="0,0 0,578 89,578 89,0">
            <text:p/>
          </draw:polygon>
          <draw:polygon draw:style-name="gr10" draw:layer="layout" svg:width="0.088cm" svg:height="2.054cm" svg:x="5.998cm" svg:y="0.77cm" svg:viewBox="0 0 89 2055" draw:points="0,0 0,2055 89,2055 89,0">
            <text:p/>
          </draw:polygon>
          <draw:polygon draw:style-name="gr11" draw:layer="layout" svg:width="0.088cm" svg:height="0.073cm" svg:x="5.998cm" svg:y="0.7cm" svg:viewBox="0 0 89 74" draw:points="0,0 0,74 89,74 89,0">
            <text:p/>
          </draw:polygon>
          <draw:polygon draw:style-name="gr9" draw:layer="layout" svg:width="0.088cm" svg:height="1.342cm" svg:x="6.085cm" svg:y="2.057cm" svg:viewBox="0 0 89 1343" draw:points="0,0 0,1343 89,1343 89,0">
            <text:p/>
          </draw:polygon>
          <draw:polygon draw:style-name="gr10" draw:layer="layout" svg:width="0.088cm" svg:height="1.025cm" svg:x="6.085cm" svg:y="1.034cm" svg:viewBox="0 0 89 1026" draw:points="0,0 0,1026 89,1026 89,0">
            <text:p/>
          </draw:polygon>
          <draw:polygon draw:style-name="gr11" draw:layer="layout" svg:width="0.088cm" svg:height="0.334cm" svg:x="6.085cm" svg:y="0.7cm" svg:viewBox="0 0 89 335" draw:points="0,0 0,335 89,335 89,0">
            <text:p/>
          </draw:polygon>
          <draw:polygon draw:style-name="gr9" draw:layer="layout" svg:width="0.088cm" svg:height="0.432cm" svg:x="6.173cm" svg:y="2.967cm" svg:viewBox="0 0 89 433" draw:points="0,0 0,433 89,433 89,0">
            <text:p/>
          </draw:polygon>
          <draw:polygon draw:style-name="gr10" draw:layer="layout" svg:width="0.088cm" svg:height="2.196cm" svg:x="6.173cm" svg:y="0.772cm" svg:viewBox="0 0 89 2197" draw:points="0,0 0,2197 89,2197 89,0">
            <text:p/>
          </draw:polygon>
          <draw:polygon draw:style-name="gr11" draw:layer="layout" svg:width="0.088cm" svg:height="0.073cm" svg:x="6.173cm" svg:y="0.7cm" svg:viewBox="0 0 89 74" draw:points="0,0 0,74 89,74 89,0">
            <text:p/>
          </draw:polygon>
          <draw:polygon draw:style-name="gr9" draw:layer="layout" svg:width="0.088cm" svg:height="0.934cm" svg:x="6.26cm" svg:y="2.465cm" svg:viewBox="0 0 89 935" draw:points="0,0 0,935 89,935 89,0">
            <text:p/>
          </draw:polygon>
          <draw:polygon draw:style-name="gr10" draw:layer="layout" svg:width="0.088cm" svg:height="0.236cm" svg:x="6.26cm" svg:y="2.229cm" svg:viewBox="0 0 89 237" draw:points="0,0 0,237 89,237 89,0">
            <text:p/>
          </draw:polygon>
          <draw:polygon draw:style-name="gr11" draw:layer="layout" svg:width="0.088cm" svg:height="1.531cm" svg:x="6.26cm" svg:y="0.7cm" svg:viewBox="0 0 89 1532" draw:points="0,0 0,1532 89,1532 89,0">
            <text:p/>
          </draw:polygon>
          <draw:polygon draw:style-name="gr9" draw:layer="layout" svg:width="0.088cm" svg:height="1.528cm" svg:x="6.347cm" svg:y="1.871cm" svg:viewBox="0 0 89 1529" draw:points="0,0 0,1529 89,1529 89,0">
            <text:p/>
          </draw:polygon>
          <draw:polygon draw:style-name="gr10" draw:layer="layout" svg:width="0.088cm" svg:height="0.695cm" svg:x="6.347cm" svg:y="1.176cm" svg:viewBox="0 0 89 696" draw:points="0,0 0,696 89,696 89,0">
            <text:p/>
          </draw:polygon>
          <draw:polygon draw:style-name="gr11" draw:layer="layout" svg:width="0.088cm" svg:height="0.477cm" svg:x="6.347cm" svg:y="0.7cm" svg:viewBox="0 0 89 478" draw:points="0,0 0,478 89,478 89,0">
            <text:p/>
          </draw:polygon>
          <draw:polygon draw:style-name="gr9" draw:layer="layout" svg:width="0.088cm" svg:height="1.292cm" svg:x="6.435cm" svg:y="2.107cm" svg:viewBox="0 0 89 1293" draw:points="0,0 0,1293 89,1293 89,0">
            <text:p/>
          </draw:polygon>
          <draw:polygon draw:style-name="gr10" draw:layer="layout" svg:width="0.088cm" svg:height="1.295cm" svg:x="6.435cm" svg:y="0.812cm" svg:viewBox="0 0 89 1296" draw:points="0,0 0,1296 89,1296 89,0">
            <text:p/>
          </draw:polygon>
          <draw:polygon draw:style-name="gr11" draw:layer="layout" svg:width="0.088cm" svg:height="0.114cm" svg:x="6.435cm" svg:y="0.7cm" svg:viewBox="0 0 89 115" draw:points="0,0 0,115 89,115 89,0">
            <text:p/>
          </draw:polygon>
          <draw:polygon draw:style-name="gr9" draw:layer="layout" svg:width="0.088cm" svg:height="1.93cm" svg:x="6.522cm" svg:y="1.469cm" svg:viewBox="0 0 89 1931" draw:points="0,0 0,1931 89,1931 89,0">
            <text:p/>
          </draw:polygon>
          <draw:polygon draw:style-name="gr10" draw:layer="layout" svg:width="0.088cm" svg:height="0.316cm" svg:x="6.522cm" svg:y="1.155cm" svg:viewBox="0 0 89 317" draw:points="0,0 0,317 89,317 89,0">
            <text:p/>
          </draw:polygon>
          <draw:polygon draw:style-name="gr11" draw:layer="layout" svg:width="0.088cm" svg:height="0.455cm" svg:x="6.522cm" svg:y="0.7cm" svg:viewBox="0 0 89 456" draw:points="0,0 0,456 89,456 89,0">
            <text:p/>
          </draw:polygon>
          <draw:polygon draw:style-name="gr9" draw:layer="layout" svg:width="0.088cm" svg:height="1.112cm" svg:x="6.61cm" svg:y="2.287cm" svg:viewBox="0 0 89 1113" draw:points="0,0 0,1113 89,1113 89,0">
            <text:p/>
          </draw:polygon>
          <draw:polygon draw:style-name="gr10" draw:layer="layout" svg:width="0.088cm" svg:height="0.766cm" svg:x="6.61cm" svg:y="1.523cm" svg:viewBox="0 0 89 767" draw:points="0,0 0,767 89,767 89,0">
            <text:p/>
          </draw:polygon>
          <draw:polygon draw:style-name="gr11" draw:layer="layout" svg:width="0.088cm" svg:height="0.823cm" svg:x="6.61cm" svg:y="0.7cm" svg:viewBox="0 0 89 824" draw:points="0,0 0,824 89,824 89,0">
            <text:p/>
          </draw:polygon>
          <draw:polygon draw:style-name="gr9" draw:layer="layout" svg:width="0.088cm" svg:height="1.52cm" svg:x="6.697cm" svg:y="1.879cm" svg:viewBox="0 0 89 1521" draw:points="0,0 0,1521 89,1521 89,0">
            <text:p/>
          </draw:polygon>
          <draw:polygon draw:style-name="gr10" draw:layer="layout" svg:width="0.088cm" svg:height="0.891cm" svg:x="6.697cm" svg:y="0.989cm" svg:viewBox="0 0 89 892" draw:points="0,0 0,892 89,892 89,0">
            <text:p/>
          </draw:polygon>
          <draw:polygon draw:style-name="gr11" draw:layer="layout" svg:width="0.088cm" svg:height="0.29cm" svg:x="6.697cm" svg:y="0.7cm" svg:viewBox="0 0 89 291" draw:points="0,0 0,291 89,291 89,0">
            <text:p/>
          </draw:polygon>
          <draw:polygon draw:style-name="gr9" draw:layer="layout" svg:width="0.088cm" svg:height="1.35cm" svg:x="6.785cm" svg:y="2.049cm" svg:viewBox="0 0 89 1351" draw:points="0,0 0,1351 89,1351 89,0">
            <text:p/>
          </draw:polygon>
          <draw:polygon draw:style-name="gr10" draw:layer="layout" svg:width="0.088cm" svg:height="1.184cm" svg:x="6.785cm" svg:y="0.866cm" svg:viewBox="0 0 89 1185" draw:points="0,0 0,1185 89,1185 89,0">
            <text:p/>
          </draw:polygon>
          <draw:polygon draw:style-name="gr11" draw:layer="layout" svg:width="0.088cm" svg:height="0.167cm" svg:x="6.785cm" svg:y="0.7cm" svg:viewBox="0 0 89 168" draw:points="0,0 0,168 89,168 89,0">
            <text:p/>
          </draw:polygon>
          <draw:polygon draw:style-name="gr9" draw:layer="layout" svg:width="0.088cm" svg:height="1.333cm" svg:x="6.872cm" svg:y="2.066cm" svg:viewBox="0 0 89 1334" draw:points="0,0 0,1334 89,1334 89,0">
            <text:p/>
          </draw:polygon>
          <draw:polygon draw:style-name="gr10" draw:layer="layout" svg:width="0.088cm" svg:height="1.269cm" svg:x="6.872cm" svg:y="0.798cm" svg:viewBox="0 0 89 1270" draw:points="0,0 0,1270 89,1270 89,0">
            <text:p/>
          </draw:polygon>
          <draw:polygon draw:style-name="gr11" draw:layer="layout" svg:width="0.088cm" svg:height="0.099cm" svg:x="6.872cm" svg:y="0.7cm" svg:viewBox="0 0 89 100" draw:points="0,0 0,100 89,100 89,0">
            <text:p/>
          </draw:polygon>
          <draw:line draw:style-name="gr12" draw:layer="layout" svg:x1="4.077cm" svg:y1="3.397cm" svg:x2="4.077cm" svg:y2="0.7cm">
            <text:p/>
          </draw:line>
          <draw:polygon draw:style-name="gr9" draw:layer="layout" svg:width="0.086cm" svg:height="2.145cm" svg:x="6.96cm" svg:y="1.254cm" svg:viewBox="0 0 87 2146" draw:points="0,0 0,2146 87,2146 87,0">
            <text:p/>
          </draw:polygon>
          <draw:polygon draw:style-name="gr10" draw:layer="layout" svg:width="0.086cm" svg:height="0.307cm" svg:x="6.96cm" svg:y="0.949cm" svg:viewBox="0 0 87 308" draw:points="0,0 0,308 87,308 87,0">
            <text:p/>
          </draw:polygon>
          <draw:polygon draw:style-name="gr11" draw:layer="layout" svg:width="0.086cm" svg:height="0.249cm" svg:x="6.96cm" svg:y="0.7cm" svg:viewBox="0 0 87 250" draw:points="0,0 0,250 87,250 87,0">
            <text:p/>
          </draw:polygon>
          <draw:polygon draw:style-name="gr9" draw:layer="layout" svg:width="0.088cm" svg:height="0.978cm" svg:x="7.045cm" svg:y="2.421cm" svg:viewBox="0 0 89 979" draw:points="0,0 0,979 89,979 89,0">
            <text:p/>
          </draw:polygon>
          <draw:polygon draw:style-name="gr10" draw:layer="layout" svg:width="0.088cm" svg:height="0.158cm" svg:x="7.045cm" svg:y="2.263cm" svg:viewBox="0 0 89 159" draw:points="0,0 0,159 89,159 89,0">
            <text:p/>
          </draw:polygon>
          <draw:polygon draw:style-name="gr11" draw:layer="layout" svg:width="0.088cm" svg:height="1.565cm" svg:x="7.045cm" svg:y="0.7cm" svg:viewBox="0 0 89 1566" draw:points="0,0 0,1566 89,1566 89,0">
            <text:p/>
          </draw:polygon>
          <draw:polygon draw:style-name="gr9" draw:layer="layout" svg:width="0.088cm" svg:height="0.519cm" svg:x="7.133cm" svg:y="2.88cm" svg:viewBox="0 0 89 520" draw:points="0,0 0,520 89,520 89,0">
            <text:p/>
          </draw:polygon>
          <draw:polygon draw:style-name="gr10" draw:layer="layout" svg:width="0.088cm" svg:height="0.201cm" svg:x="7.133cm" svg:y="2.68cm" svg:viewBox="0 0 89 202" draw:points="0,0 0,202 89,202 89,0">
            <text:p/>
          </draw:polygon>
          <draw:polygon draw:style-name="gr11" draw:layer="layout" svg:width="0.088cm" svg:height="1.981cm" svg:x="7.133cm" svg:y="0.7cm" svg:viewBox="0 0 89 1982" draw:points="0,0 0,1982 89,1982 89,0">
            <text:p/>
          </draw:polygon>
          <draw:polygon draw:style-name="gr9" draw:layer="layout" svg:width="0.088cm" svg:height="1.178cm" svg:x="7.22cm" svg:y="2.221cm" svg:viewBox="0 0 89 1179" draw:points="0,0 0,1179 89,1179 89,0">
            <text:p/>
          </draw:polygon>
          <draw:polygon draw:style-name="gr10" draw:layer="layout" svg:width="0.088cm" svg:height="0.255cm" svg:x="7.22cm" svg:y="1.969cm" svg:viewBox="0 0 89 256" draw:points="0,0 0,256 89,256 89,0">
            <text:p/>
          </draw:polygon>
          <draw:polygon draw:style-name="gr11" draw:layer="layout" svg:width="0.088cm" svg:height="1.269cm" svg:x="7.22cm" svg:y="0.7cm" svg:viewBox="0 0 89 1270" draw:points="0,0 0,1270 89,1270 89,0">
            <text:p/>
          </draw:polygon>
          <draw:polygon draw:style-name="gr9" draw:layer="layout" svg:width="0.088cm" svg:height="0.286cm" svg:x="7.308cm" svg:y="3.113cm" svg:viewBox="0 0 89 287" draw:points="0,0 0,287 89,287 89,0">
            <text:p/>
          </draw:polygon>
          <draw:polygon draw:style-name="gr10" draw:layer="layout" svg:width="0.088cm" svg:height="0.424cm" svg:x="7.308cm" svg:y="2.691cm" svg:viewBox="0 0 89 425" draw:points="0,0 0,425 89,425 89,0">
            <text:p/>
          </draw:polygon>
          <draw:polygon draw:style-name="gr11" draw:layer="layout" svg:width="0.088cm" svg:height="1.991cm" svg:x="7.308cm" svg:y="0.7cm" svg:viewBox="0 0 89 1992" draw:points="0,0 0,1992 89,1992 89,0">
            <text:p/>
          </draw:polygon>
          <draw:polygon draw:style-name="gr9" draw:layer="layout" svg:width="0.088cm" svg:height="2.149cm" svg:x="7.395cm" svg:y="1.25cm" svg:viewBox="0 0 89 2150" draw:points="0,0 0,2150 89,2150 89,0">
            <text:p/>
          </draw:polygon>
          <draw:polygon draw:style-name="gr10" draw:layer="layout" svg:width="0.088cm" svg:height="0.346cm" svg:x="7.395cm" svg:y="0.906cm" svg:viewBox="0 0 89 347" draw:points="0,0 0,347 89,347 89,0">
            <text:p/>
          </draw:polygon>
          <draw:polygon draw:style-name="gr11" draw:layer="layout" svg:width="0.088cm" svg:height="0.208cm" svg:x="7.395cm" svg:y="0.7cm" svg:viewBox="0 0 89 209" draw:points="0,0 0,209 89,209 89,0">
            <text:p/>
          </draw:polygon>
          <draw:polygon draw:style-name="gr9" draw:layer="layout" svg:width="0.088cm" svg:height="1.497cm" svg:x="7.483cm" svg:y="1.902cm" svg:viewBox="0 0 89 1498" draw:points="0,0 0,1498 89,1498 89,0">
            <text:p/>
          </draw:polygon>
          <draw:polygon draw:style-name="gr10" draw:layer="layout" svg:width="0.088cm" svg:height="0.953cm" svg:x="7.483cm" svg:y="0.95cm" svg:viewBox="0 0 89 954" draw:points="0,0 0,954 89,954 89,0">
            <text:p/>
          </draw:polygon>
          <draw:polygon draw:style-name="gr11" draw:layer="layout" svg:width="0.088cm" svg:height="0.252cm" svg:x="7.483cm" svg:y="0.7cm" svg:viewBox="0 0 89 253" draw:points="0,0 0,253 89,253 89,0">
            <text:p/>
          </draw:polygon>
          <draw:polygon draw:style-name="gr9" draw:layer="layout" svg:width="0.09cm" svg:height="1.191cm" svg:x="7.57cm" svg:y="2.208cm" svg:viewBox="0 0 91 1192" draw:points="0,0 0,1192 91,1192 91,0">
            <text:p/>
          </draw:polygon>
          <draw:polygon draw:style-name="gr10" draw:layer="layout" svg:width="0.09cm" svg:height="0.239cm" svg:x="7.57cm" svg:y="1.97cm" svg:viewBox="0 0 91 240" draw:points="0,0 0,240 91,240 91,0">
            <text:p/>
          </draw:polygon>
          <draw:polygon draw:style-name="gr11" draw:layer="layout" svg:width="0.09cm" svg:height="1.271cm" svg:x="7.57cm" svg:y="0.7cm" svg:viewBox="0 0 91 1272" draw:points="0,0 0,1272 91,1272 91,0">
            <text:p/>
          </draw:polygon>
          <draw:polygon draw:style-name="gr9" draw:layer="layout" svg:width="0.088cm" svg:height="1.707cm" svg:x="7.658cm" svg:y="1.692cm" svg:viewBox="0 0 89 1708" draw:points="0,0 0,1708 89,1708 89,0">
            <text:p/>
          </draw:polygon>
          <draw:polygon draw:style-name="gr10" draw:layer="layout" svg:width="0.088cm" svg:height="0.674cm" svg:x="7.658cm" svg:y="1.018cm" svg:viewBox="0 0 89 675" draw:points="0,0 0,675 89,675 89,0">
            <text:p/>
          </draw:polygon>
          <draw:polygon draw:style-name="gr11" draw:layer="layout" svg:width="0.088cm" svg:height="0.32cm" svg:x="7.658cm" svg:y="0.7cm" svg:viewBox="0 0 89 321" draw:points="0,0 0,321 89,321 89,0">
            <text:p/>
          </draw:polygon>
          <draw:polygon draw:style-name="gr9" draw:layer="layout" svg:width="0.088cm" svg:height="0.683cm" svg:x="7.745cm" svg:y="2.716cm" svg:viewBox="0 0 89 684" draw:points="0,0 0,684 89,684 89,0">
            <text:p/>
          </draw:polygon>
          <draw:polygon draw:style-name="gr10" draw:layer="layout" svg:width="0.088cm" svg:height="0.386cm" svg:x="7.745cm" svg:y="2.331cm" svg:viewBox="0 0 89 387" draw:points="0,0 0,387 89,387 89,0">
            <text:p/>
          </draw:polygon>
          <draw:polygon draw:style-name="gr11" draw:layer="layout" svg:width="0.088cm" svg:height="1.633cm" svg:x="7.745cm" svg:y="0.7cm" svg:viewBox="0 0 89 1634" draw:points="0,0 0,1634 89,1634 89,0">
            <text:p/>
          </draw:polygon>
          <draw:polygon draw:style-name="gr9" draw:layer="layout" svg:width="0.088cm" svg:height="1.771cm" svg:x="7.832cm" svg:y="1.628cm" svg:viewBox="0 0 89 1772" draw:points="0,0 0,1772 89,1772 89,0">
            <text:p/>
          </draw:polygon>
          <draw:polygon draw:style-name="gr10" draw:layer="layout" svg:width="0.088cm" svg:height="0.356cm" svg:x="7.832cm" svg:y="1.274cm" svg:viewBox="0 0 89 357" draw:points="0,0 0,357 89,357 89,0">
            <text:p/>
          </draw:polygon>
          <draw:polygon draw:style-name="gr11" draw:layer="layout" svg:width="0.088cm" svg:height="0.575cm" svg:x="7.832cm" svg:y="0.7cm" svg:viewBox="0 0 89 576" draw:points="0,0 0,576 89,576 89,0">
            <text:p/>
          </draw:polygon>
          <draw:polygon draw:style-name="gr9" draw:layer="layout" svg:width="0.088cm" svg:height="0.798cm" svg:x="7.92cm" svg:y="2.601cm" svg:viewBox="0 0 89 799" draw:points="0,0 0,799 89,799 89,0">
            <text:p/>
          </draw:polygon>
          <draw:polygon draw:style-name="gr10" draw:layer="layout" svg:width="0.088cm" svg:height="0.664cm" svg:x="7.92cm" svg:y="1.939cm" svg:viewBox="0 0 89 665" draw:points="0,0 0,665 89,665 89,0">
            <text:p/>
          </draw:polygon>
          <draw:polygon draw:style-name="gr11" draw:layer="layout" svg:width="0.088cm" svg:height="1.24cm" svg:x="7.92cm" svg:y="0.7cm" svg:viewBox="0 0 89 1241" draw:points="0,0 0,1241 89,1241 89,0">
            <text:p/>
          </draw:polygon>
          <draw:polygon draw:style-name="gr9" draw:layer="layout" svg:width="0.086cm" svg:height="0.747cm" svg:x="8.007cm" svg:y="2.652cm" svg:viewBox="0 0 87 748" draw:points="0,0 0,748 87,748 87,0">
            <text:p/>
          </draw:polygon>
          <draw:polygon draw:style-name="gr10" draw:layer="layout" svg:width="0.086cm" svg:height="1.664cm" svg:x="8.007cm" svg:y="0.989cm" svg:viewBox="0 0 87 1665" draw:points="0,0 0,1665 87,1665 87,0">
            <text:p/>
          </draw:polygon>
          <draw:polygon draw:style-name="gr11" draw:layer="layout" svg:width="0.086cm" svg:height="0.29cm" svg:x="8.007cm" svg:y="0.7cm" svg:viewBox="0 0 87 291" draw:points="0,0 0,291 87,291 87,0">
            <text:p/>
          </draw:polygon>
          <draw:polygon draw:style-name="gr9" draw:layer="layout" svg:width="0.088cm" svg:height="2.172cm" svg:x="8.093cm" svg:y="1.227cm" svg:viewBox="0 0 89 2173" draw:points="0,0 0,2173 89,2173 89,0">
            <text:p/>
          </draw:polygon>
          <draw:polygon draw:style-name="gr10" draw:layer="layout" svg:width="0.088cm" svg:height="0.225cm" svg:x="8.093cm" svg:y="1.004cm" svg:viewBox="0 0 89 226" draw:points="0,0 0,226 89,226 89,0">
            <text:p/>
          </draw:polygon>
          <draw:polygon draw:style-name="gr11" draw:layer="layout" svg:width="0.088cm" svg:height="0.305cm" svg:x="8.093cm" svg:y="0.7cm" svg:viewBox="0 0 89 306" draw:points="0,0 0,306 89,306 89,0">
            <text:p/>
          </draw:polygon>
          <draw:polygon draw:style-name="gr9" draw:layer="layout" svg:width="0.088cm" svg:height="1.397cm" svg:x="8.181cm" svg:y="2.002cm" svg:viewBox="0 0 89 1398" draw:points="0,0 0,1398 89,1398 89,0">
            <text:p/>
          </draw:polygon>
          <draw:polygon draw:style-name="gr10" draw:layer="layout" svg:width="0.088cm" svg:height="0.575cm" svg:x="8.181cm" svg:y="1.429cm" svg:viewBox="0 0 89 576" draw:points="0,0 0,576 89,576 89,0">
            <text:p/>
          </draw:polygon>
          <draw:polygon draw:style-name="gr11" draw:layer="layout" svg:width="0.088cm" svg:height="0.73cm" svg:x="8.181cm" svg:y="0.7cm" svg:viewBox="0 0 89 731" draw:points="0,0 0,731 89,731 89,0">
            <text:p/>
          </draw:polygon>
          <draw:polygon draw:style-name="gr9" draw:layer="layout" svg:width="0.088cm" svg:height="1.575cm" svg:x="8.268cm" svg:y="1.824cm" svg:viewBox="0 0 89 1576" draw:points="0,0 0,1576 89,1576 89,0">
            <text:p/>
          </draw:polygon>
          <draw:polygon draw:style-name="gr10" draw:layer="layout" svg:width="0.088cm" svg:height="0.32cm" svg:x="8.268cm" svg:y="1.506cm" svg:viewBox="0 0 89 321" draw:points="0,0 0,321 89,321 89,0">
            <text:p/>
          </draw:polygon>
          <draw:polygon draw:style-name="gr11" draw:layer="layout" svg:width="0.088cm" svg:height="0.806cm" svg:x="8.268cm" svg:y="0.7cm" svg:viewBox="0 0 89 807" draw:points="0,0 0,807 89,807 89,0">
            <text:p/>
          </draw:polygon>
          <draw:polygon draw:style-name="gr9" draw:layer="layout" svg:width="0.088cm" svg:height="1.18cm" svg:x="8.355cm" svg:y="2.219cm" svg:viewBox="0 0 89 1181" draw:points="0,0 0,1181 89,1181 89,0">
            <text:p/>
          </draw:polygon>
          <draw:polygon draw:style-name="gr10" draw:layer="layout" svg:width="0.088cm" svg:height="0.455cm" svg:x="8.355cm" svg:y="1.764cm" svg:viewBox="0 0 89 456" draw:points="0,0 0,456 89,456 89,0">
            <text:p/>
          </draw:polygon>
          <draw:polygon draw:style-name="gr11" draw:layer="layout" svg:width="0.088cm" svg:height="1.065cm" svg:x="8.355cm" svg:y="0.7cm" svg:viewBox="0 0 89 1066" draw:points="0,0 0,1066 89,1066 89,0">
            <text:p/>
          </draw:polygon>
          <draw:polygon draw:style-name="gr9" draw:layer="layout" svg:width="0.088cm" svg:height="0.592cm" svg:x="8.443cm" svg:y="2.807cm" svg:viewBox="0 0 89 593" draw:points="0,0 0,593 89,593 89,0">
            <text:p/>
          </draw:polygon>
          <draw:polygon draw:style-name="gr10" draw:layer="layout" svg:width="0.088cm" svg:height="0.294cm" svg:x="8.443cm" svg:y="2.515cm" svg:viewBox="0 0 89 295" draw:points="0,0 0,295 89,295 89,0">
            <text:p/>
          </draw:polygon>
          <draw:polygon draw:style-name="gr11" draw:layer="layout" svg:width="0.088cm" svg:height="1.815cm" svg:x="8.443cm" svg:y="0.7cm" svg:viewBox="0 0 89 1816" draw:points="0,0 0,1816 89,1816 89,0">
            <text:p/>
          </draw:polygon>
          <draw:polygon draw:style-name="gr9" draw:layer="layout" svg:width="0.088cm" svg:height="1.076cm" svg:x="8.53cm" svg:y="2.323cm" svg:viewBox="0 0 89 1077" draw:points="0,0 0,1077 89,1077 89,0">
            <text:p/>
          </draw:polygon>
          <draw:polygon draw:style-name="gr10" draw:layer="layout" svg:width="0.088cm" svg:height="0.758cm" svg:x="8.53cm" svg:y="1.567cm" svg:viewBox="0 0 89 759" draw:points="0,0 0,759 89,759 89,0">
            <text:p/>
          </draw:polygon>
          <draw:polygon draw:style-name="gr11" draw:layer="layout" svg:width="0.088cm" svg:height="0.867cm" svg:x="8.53cm" svg:y="0.7cm" svg:viewBox="0 0 89 868" draw:points="0,0 0,868 89,868 89,0">
            <text:p/>
          </draw:polygon>
          <draw:polygon draw:style-name="gr9" draw:layer="layout" svg:width="0.088cm" svg:height="0.925cm" svg:x="8.618cm" svg:y="2.474cm" svg:viewBox="0 0 89 926" draw:points="0,0 0,926 89,926 89,0">
            <text:p/>
          </draw:polygon>
          <draw:polygon draw:style-name="gr10" draw:layer="layout" svg:width="0.088cm" svg:height="1.21cm" svg:x="8.618cm" svg:y="1.265cm" svg:viewBox="0 0 89 1211" draw:points="0,0 0,1211 89,1211 89,0">
            <text:p/>
          </draw:polygon>
          <draw:polygon draw:style-name="gr11" draw:layer="layout" svg:width="0.088cm" svg:height="0.566cm" svg:x="8.618cm" svg:y="0.7cm" svg:viewBox="0 0 89 567" draw:points="0,0 0,567 89,567 89,0">
            <text:p/>
          </draw:polygon>
          <draw:polygon draw:style-name="gr9" draw:layer="layout" svg:width="0.088cm" svg:height="0.271cm" svg:x="8.705cm" svg:y="3.128cm" svg:viewBox="0 0 89 272" draw:points="0,0 0,272 89,272 89,0">
            <text:p/>
          </draw:polygon>
          <draw:polygon draw:style-name="gr10" draw:layer="layout" svg:width="0.088cm" svg:height="0.118cm" svg:x="8.705cm" svg:y="3.011cm" svg:viewBox="0 0 89 119" draw:points="0,0 0,119 89,119 89,0">
            <text:p/>
          </draw:polygon>
          <draw:polygon draw:style-name="gr11" draw:layer="layout" svg:width="0.088cm" svg:height="2.312cm" svg:x="8.705cm" svg:y="0.7cm" svg:viewBox="0 0 89 2313" draw:points="0,0 0,2313 89,2313 89,0">
            <text:p/>
          </draw:polygon>
          <draw:polygon draw:style-name="gr9" draw:layer="layout" svg:width="0.088cm" svg:height="0.394cm" svg:x="8.793cm" svg:y="3.005cm" svg:viewBox="0 0 89 395" draw:points="0,0 0,395 89,395 89,0">
            <text:p/>
          </draw:polygon>
          <draw:polygon draw:style-name="gr10" draw:layer="layout" svg:width="0.088cm" svg:height="0.209cm" svg:x="8.793cm" svg:y="2.796cm" svg:viewBox="0 0 89 210" draw:points="0,0 0,210 89,210 89,0">
            <text:p/>
          </draw:polygon>
          <draw:polygon draw:style-name="gr11" draw:layer="layout" svg:width="0.088cm" svg:height="2.098cm" svg:x="8.793cm" svg:y="0.7cm" svg:viewBox="0 0 89 2099" draw:points="0,0 0,2099 89,2099 89,0">
            <text:p/>
          </draw:polygon>
          <draw:polygon draw:style-name="gr9" draw:layer="layout" svg:width="0.088cm" svg:height="0.466cm" svg:x="8.88cm" svg:y="2.933cm" svg:viewBox="0 0 89 467" draw:points="0,0 0,467 89,467 89,0">
            <text:p/>
          </draw:polygon>
          <draw:polygon draw:style-name="gr10" draw:layer="layout" svg:width="0.088cm" svg:height="0.329cm" svg:x="8.88cm" svg:y="2.606cm" svg:viewBox="0 0 89 330" draw:points="0,0 0,330 89,330 89,0">
            <text:p/>
          </draw:polygon>
          <draw:polygon draw:style-name="gr11" draw:layer="layout" svg:width="0.088cm" svg:height="1.906cm" svg:x="8.88cm" svg:y="0.7cm" svg:viewBox="0 0 89 1907" draw:points="0,0 0,1907 89,1907 89,0">
            <text:p/>
          </draw:polygon>
          <draw:polygon draw:style-name="gr9" draw:layer="layout" svg:width="0.088cm" svg:height="0.887cm" svg:x="8.968cm" svg:y="2.512cm" svg:viewBox="0 0 89 888" draw:points="0,0 0,888 89,888 89,0">
            <text:p/>
          </draw:polygon>
          <draw:polygon draw:style-name="gr10" draw:layer="layout" svg:width="0.088cm" svg:height="0.231cm" svg:x="8.968cm" svg:y="2.283cm" svg:viewBox="0 0 89 232" draw:points="0,0 0,232 89,232 89,0">
            <text:p/>
          </draw:polygon>
          <draw:polygon draw:style-name="gr11" draw:layer="layout" svg:width="0.088cm" svg:height="1.584cm" svg:x="8.968cm" svg:y="0.7cm" svg:viewBox="0 0 89 1585" draw:points="0,0 0,1585 89,1585 89,0">
            <text:p/>
          </draw:polygon>
          <draw:polygon draw:style-name="gr9" draw:layer="layout" svg:width="0.086cm" svg:height="0.856cm" svg:x="9.055cm" svg:y="2.543cm" svg:viewBox="0 0 87 857" draw:points="0,0 0,857 87,857 87,0">
            <text:p/>
          </draw:polygon>
          <draw:polygon draw:style-name="gr10" draw:layer="layout" svg:width="0.086cm" svg:height="0.66cm" svg:x="9.055cm" svg:y="1.885cm" svg:viewBox="0 0 87 661" draw:points="0,0 0,661 87,661 87,0">
            <text:p/>
          </draw:polygon>
          <draw:polygon draw:style-name="gr11" draw:layer="layout" svg:width="0.086cm" svg:height="1.187cm" svg:x="9.055cm" svg:y="0.7cm" svg:viewBox="0 0 87 1188" draw:points="0,0 0,1188 87,1188 87,0">
            <text:p/>
          </draw:polygon>
          <draw:polygon draw:style-name="gr9" draw:layer="layout" svg:width="0.088cm" svg:height="0.434cm" svg:x="9.141cm" svg:y="2.965cm" svg:viewBox="0 0 89 435" draw:points="0,0 0,435 89,435 89,0">
            <text:p/>
          </draw:polygon>
          <draw:polygon draw:style-name="gr10" draw:layer="layout" svg:width="0.088cm" svg:height="0.243cm" svg:x="9.141cm" svg:y="2.722cm" svg:viewBox="0 0 89 244" draw:points="0,0 0,244 89,244 89,0">
            <text:p/>
          </draw:polygon>
          <draw:polygon draw:style-name="gr11" draw:layer="layout" svg:width="0.088cm" svg:height="2.024cm" svg:x="9.141cm" svg:y="0.7cm" svg:viewBox="0 0 89 2025" draw:points="0,0 0,2025 89,2025 89,0">
            <text:p/>
          </draw:polygon>
          <draw:polygon draw:style-name="gr9" draw:layer="layout" svg:width="0.088cm" svg:height="0.118cm" svg:x="9.228cm" svg:y="3.281cm" svg:viewBox="0 0 89 119" draw:points="0,0 0,119 89,119 89,0">
            <text:p/>
          </draw:polygon>
          <draw:polygon draw:style-name="gr10" draw:layer="layout" svg:width="0.088cm" svg:height="0.09cm" svg:x="9.228cm" svg:y="3.191cm" svg:viewBox="0 0 89 91" draw:points="0,0 0,91 89,91 89,0">
            <text:p/>
          </draw:polygon>
          <draw:polygon draw:style-name="gr11" draw:layer="layout" svg:width="0.088cm" svg:height="2.493cm" svg:x="9.228cm" svg:y="0.7cm" svg:viewBox="0 0 89 2494" draw:points="0,0 0,2494 89,2494 89,0">
            <text:p/>
          </draw:polygon>
          <draw:polygon draw:style-name="gr9" draw:layer="layout" svg:width="0.088cm" svg:height="0.052cm" svg:x="9.316cm" svg:y="3.347cm" svg:viewBox="0 0 89 53" draw:points="0,0 0,53 89,53 89,0">
            <text:p/>
          </draw:polygon>
          <draw:polygon draw:style-name="gr10" draw:layer="layout" svg:width="0.088cm" svg:height="0.073cm" svg:x="9.316cm" svg:y="3.275cm" svg:viewBox="0 0 89 74" draw:points="0,0 0,74 89,74 89,0">
            <text:p/>
          </draw:polygon>
          <draw:polygon draw:style-name="gr11" draw:layer="layout" svg:width="0.088cm" svg:height="2.575cm" svg:x="9.316cm" svg:y="0.7cm" svg:viewBox="0 0 89 2576" draw:points="0,0 0,2576 89,2576 89,0">
            <text:p/>
          </draw:polygon>
          <draw:polygon draw:style-name="gr9" draw:layer="layout" svg:width="0.088cm" svg:height="0.094cm" svg:x="9.403cm" svg:y="3.305cm" svg:viewBox="0 0 89 95" draw:points="0,0 0,95 89,95 89,0">
            <text:p/>
          </draw:polygon>
          <draw:polygon draw:style-name="gr10" draw:layer="layout" svg:width="0.088cm" svg:height="0.088cm" svg:x="9.403cm" svg:y="3.217cm" svg:viewBox="0 0 89 89" draw:points="0,0 0,89 89,89 89,0">
            <text:p/>
          </draw:polygon>
          <draw:polygon draw:style-name="gr11" draw:layer="layout" svg:width="0.088cm" svg:height="2.518cm" svg:x="9.403cm" svg:y="0.7cm" svg:viewBox="0 0 89 2519" draw:points="0,0 0,2519 89,2519 89,0">
            <text:p/>
          </draw:polygon>
          <draw:polygon draw:style-name="gr9" draw:layer="layout" svg:width="0.088cm" svg:height="0.513cm" svg:x="9.491cm" svg:y="2.886cm" svg:viewBox="0 0 89 514" draw:points="0,0 0,514 89,514 89,0">
            <text:p/>
          </draw:polygon>
          <draw:polygon draw:style-name="gr10" draw:layer="layout" svg:width="0.088cm" svg:height="0.118cm" svg:x="9.491cm" svg:y="2.769cm" svg:viewBox="0 0 89 119" draw:points="0,0 0,119 89,119 89,0">
            <text:p/>
          </draw:polygon>
          <draw:polygon draw:style-name="gr11" draw:layer="layout" svg:width="0.088cm" svg:height="2.071cm" svg:x="9.491cm" svg:y="0.7cm" svg:viewBox="0 0 89 2072" draw:points="0,0 0,2072 89,2072 89,0">
            <text:p/>
          </draw:polygon>
          <draw:polygon draw:style-name="gr9" draw:layer="layout" svg:width="0.088cm" svg:height="0.185cm" svg:x="9.578cm" svg:y="3.214cm" svg:viewBox="0 0 89 186" draw:points="0,0 0,186 89,186 89,0">
            <text:p/>
          </draw:polygon>
          <draw:polygon draw:style-name="gr10" draw:layer="layout" svg:width="0.088cm" svg:height="0.158cm" svg:x="9.578cm" svg:y="3.056cm" svg:viewBox="0 0 89 159" draw:points="0,0 0,159 89,159 89,0">
            <text:p/>
          </draw:polygon>
          <draw:polygon draw:style-name="gr11" draw:layer="layout" svg:width="0.088cm" svg:height="2.357cm" svg:x="9.578cm" svg:y="0.7cm" svg:viewBox="0 0 89 2358" draw:points="0,0 0,2358 89,2358 89,0">
            <text:p/>
          </draw:polygon>
          <draw:line draw:style-name="gr12" draw:layer="layout" svg:x1="6.96cm" svg:y1="3.397cm" svg:x2="6.96cm" svg:y2="0.7cm">
            <text:p/>
          </draw:line>
          <draw:polygon draw:style-name="gr9" draw:layer="layout" svg:width="0.088cm" svg:height="1.218cm" svg:x="9.666cm" svg:y="2.181cm" svg:viewBox="0 0 89 1219" draw:points="0,0 0,1219 89,1219 89,0">
            <text:p/>
          </draw:polygon>
          <draw:polygon draw:style-name="gr10" draw:layer="layout" svg:width="0.088cm" svg:height="1.195cm" svg:x="9.666cm" svg:y="0.987cm" svg:viewBox="0 0 89 1196" draw:points="0,0 0,1196 89,1196 89,0">
            <text:p/>
          </draw:polygon>
          <draw:polygon draw:style-name="gr11" draw:layer="layout" svg:width="0.088cm" svg:height="0.288cm" svg:x="9.666cm" svg:y="0.7cm" svg:viewBox="0 0 89 289" draw:points="0,0 0,289 89,289 89,0">
            <text:p/>
          </draw:polygon>
          <draw:polygon draw:style-name="gr9" draw:layer="layout" svg:width="0.088cm" svg:height="2.432cm" svg:x="9.753cm" svg:y="0.967cm" svg:viewBox="0 0 89 2433" draw:points="0,0 0,2433 89,2433 89,0">
            <text:p/>
          </draw:polygon>
          <draw:polygon draw:style-name="gr10" draw:layer="layout" svg:width="0.088cm" svg:height="0.178cm" svg:x="9.753cm" svg:y="0.791cm" svg:viewBox="0 0 89 179" draw:points="0,0 0,179 89,179 89,0">
            <text:p/>
          </draw:polygon>
          <draw:polygon draw:style-name="gr11" draw:layer="layout" svg:width="0.088cm" svg:height="0.093cm" svg:x="9.753cm" svg:y="0.7cm" svg:viewBox="0 0 89 94" draw:points="0,0 0,94 89,94 89,0">
            <text:p/>
          </draw:polygon>
          <draw:polygon draw:style-name="gr9" draw:layer="layout" svg:width="0.088cm" svg:height="0.902cm" svg:x="9.84cm" svg:y="2.497cm" svg:viewBox="0 0 89 903" draw:points="0,0 0,903 89,903 89,0">
            <text:p/>
          </draw:polygon>
          <draw:polygon draw:style-name="gr10" draw:layer="layout" svg:width="0.088cm" svg:height="1.52cm" svg:x="9.84cm" svg:y="0.978cm" svg:viewBox="0 0 89 1521" draw:points="0,0 0,1521 89,1521 89,0">
            <text:p/>
          </draw:polygon>
          <draw:polygon draw:style-name="gr11" draw:layer="layout" svg:width="0.088cm" svg:height="0.279cm" svg:x="9.84cm" svg:y="0.7cm" svg:viewBox="0 0 89 280" draw:points="0,0 0,280 89,280 89,0">
            <text:p/>
          </draw:polygon>
          <draw:polygon draw:style-name="gr9" draw:layer="layout" svg:width="0.088cm" svg:height="1.133cm" svg:x="9.928cm" svg:y="2.266cm" svg:viewBox="0 0 89 1134" draw:points="0,0 0,1134 89,1134 89,0">
            <text:p/>
          </draw:polygon>
          <draw:polygon draw:style-name="gr10" draw:layer="layout" svg:width="0.088cm" svg:height="1.045cm" svg:x="9.928cm" svg:y="1.223cm" svg:viewBox="0 0 89 1046" draw:points="0,0 0,1046 89,1046 89,0">
            <text:p/>
          </draw:polygon>
          <draw:polygon draw:style-name="gr11" draw:layer="layout" svg:width="0.088cm" svg:height="0.523cm" svg:x="9.928cm" svg:y="0.7cm" svg:viewBox="0 0 89 524" draw:points="0,0 0,524 89,524 89,0">
            <text:p/>
          </draw:polygon>
          <draw:polygon draw:style-name="gr9" draw:layer="layout" svg:width="0.088cm" svg:height="0.762cm" svg:x="10.015cm" svg:y="2.637cm" svg:viewBox="0 0 89 763" draw:points="0,0 0,763 89,763 89,0">
            <text:p/>
          </draw:polygon>
          <draw:polygon draw:style-name="gr10" draw:layer="layout" svg:width="0.088cm" svg:height="1.463cm" svg:x="10.015cm" svg:y="1.176cm" svg:viewBox="0 0 89 1464" draw:points="0,0 0,1464 89,1464 89,0">
            <text:p/>
          </draw:polygon>
          <draw:polygon draw:style-name="gr11" draw:layer="layout" svg:width="0.088cm" svg:height="0.477cm" svg:x="10.015cm" svg:y="0.7cm" svg:viewBox="0 0 89 478" draw:points="0,0 0,478 89,478 89,0">
            <text:p/>
          </draw:polygon>
          <draw:polygon draw:style-name="gr9" draw:layer="layout" svg:width="0.086cm" svg:height="0.401cm" svg:x="10.103cm" svg:y="2.998cm" svg:viewBox="0 0 87 402" draw:points="0,0 0,402 87,402 87,0">
            <text:p/>
          </draw:polygon>
          <draw:polygon draw:style-name="gr10" draw:layer="layout" svg:width="0.086cm" svg:height="0.171cm" svg:x="10.103cm" svg:y="2.829cm" svg:viewBox="0 0 87 172" draw:points="0,0 0,172 87,172 87,0">
            <text:p/>
          </draw:polygon>
          <draw:polygon draw:style-name="gr11" draw:layer="layout" svg:width="0.086cm" svg:height="2.129cm" svg:x="10.103cm" svg:y="0.7cm" svg:viewBox="0 0 87 2130" draw:points="0,0 0,2130 87,2130 87,0">
            <text:p/>
          </draw:polygon>
          <draw:polygon draw:style-name="gr9" draw:layer="layout" svg:width="0.088cm" svg:height="0.239cm" svg:x="10.189cm" svg:y="3.16cm" svg:viewBox="0 0 89 240" draw:points="0,0 0,240 89,240 89,0">
            <text:p/>
          </draw:polygon>
          <draw:polygon draw:style-name="gr10" draw:layer="layout" svg:width="0.088cm" svg:height="0.099cm" svg:x="10.189cm" svg:y="3.062cm" svg:viewBox="0 0 89 100" draw:points="0,0 0,100 89,100 89,0">
            <text:p/>
          </draw:polygon>
          <draw:polygon draw:style-name="gr11" draw:layer="layout" svg:width="0.088cm" svg:height="2.364cm" svg:x="10.189cm" svg:y="0.7cm" svg:viewBox="0 0 89 2365" draw:points="0,0 0,2365 89,2365 89,0">
            <text:p/>
          </draw:polygon>
          <draw:polygon draw:style-name="gr9" draw:layer="layout" svg:width="0.088cm" svg:height="0.989cm" svg:x="10.276cm" svg:y="2.41cm" svg:viewBox="0 0 89 990" draw:points="0,0 0,990 89,990 89,0">
            <text:p/>
          </draw:polygon>
          <draw:polygon draw:style-name="gr10" draw:layer="layout" svg:width="0.088cm" svg:height="1.544cm" svg:x="10.276cm" svg:y="0.868cm" svg:viewBox="0 0 89 1545" draw:points="0,0 0,1545 89,1545 89,0">
            <text:p/>
          </draw:polygon>
          <draw:polygon draw:style-name="gr11" draw:layer="layout" svg:width="0.088cm" svg:height="0.168cm" svg:x="10.276cm" svg:y="0.7cm" svg:viewBox="0 0 89 169" draw:points="0,0 0,169 89,169 89,0">
            <text:p/>
          </draw:polygon>
          <draw:polygon draw:style-name="gr9" draw:layer="layout" svg:width="0.088cm" svg:height="1.899cm" svg:x="10.364cm" svg:y="1.5cm" svg:viewBox="0 0 89 1900" draw:points="0,0 0,1900 89,1900 89,0">
            <text:p/>
          </draw:polygon>
          <draw:polygon draw:style-name="gr10" draw:layer="layout" svg:width="0.088cm" svg:height="0.451cm" svg:x="10.364cm" svg:y="1.051cm" svg:viewBox="0 0 89 452" draw:points="0,0 0,452 89,452 89,0">
            <text:p/>
          </draw:polygon>
          <draw:polygon draw:style-name="gr11" draw:layer="layout" svg:width="0.088cm" svg:height="0.351cm" svg:x="10.364cm" svg:y="0.7cm" svg:viewBox="0 0 89 352" draw:points="0,0 0,352 89,352 89,0">
            <text:p/>
          </draw:polygon>
          <draw:polygon draw:style-name="gr9" draw:layer="layout" svg:width="0.088cm" svg:height="1.605cm" svg:x="10.451cm" svg:y="1.794cm" svg:viewBox="0 0 89 1606" draw:points="0,0 0,1606 89,1606 89,0">
            <text:p/>
          </draw:polygon>
          <draw:polygon draw:style-name="gr10" draw:layer="layout" svg:width="0.088cm" svg:height="0.566cm" svg:x="10.451cm" svg:y="1.229cm" svg:viewBox="0 0 89 567" draw:points="0,0 0,567 89,567 89,0">
            <text:p/>
          </draw:polygon>
          <draw:polygon draw:style-name="gr11" draw:layer="layout" svg:width="0.088cm" svg:height="0.53cm" svg:x="10.451cm" svg:y="0.7cm" svg:viewBox="0 0 89 531" draw:points="0,0 0,531 89,531 89,0">
            <text:p/>
          </draw:polygon>
          <draw:polygon draw:style-name="gr9" draw:layer="layout" svg:width="0.088cm" svg:height="1.174cm" svg:x="10.538cm" svg:y="2.225cm" svg:viewBox="0 0 89 1175" draw:points="0,0 0,1175 89,1175 89,0">
            <text:p/>
          </draw:polygon>
          <draw:polygon draw:style-name="gr10" draw:layer="layout" svg:width="0.088cm" svg:height="1.284cm" svg:x="10.538cm" svg:y="0.942cm" svg:viewBox="0 0 89 1285" draw:points="0,0 0,1285 89,1285 89,0">
            <text:p/>
          </draw:polygon>
          <draw:polygon draw:style-name="gr11" draw:layer="layout" svg:width="0.088cm" svg:height="0.243cm" svg:x="10.538cm" svg:y="0.7cm" svg:viewBox="0 0 89 244" draw:points="0,0 0,244 89,244 89,0">
            <text:p/>
          </draw:polygon>
          <draw:polygon draw:style-name="gr9" draw:layer="layout" svg:width="0.088cm" svg:height="1.693cm" svg:x="10.626cm" svg:y="1.706cm" svg:viewBox="0 0 89 1694" draw:points="0,0 0,1694 89,1694 89,0">
            <text:p/>
          </draw:polygon>
          <draw:polygon draw:style-name="gr10" draw:layer="layout" svg:width="0.088cm" svg:height="0.53cm" svg:x="10.626cm" svg:y="1.178cm" svg:viewBox="0 0 89 531" draw:points="0,0 0,531 89,531 89,0">
            <text:p/>
          </draw:polygon>
          <draw:polygon draw:style-name="gr11" draw:layer="layout" svg:width="0.088cm" svg:height="0.479cm" svg:x="10.626cm" svg:y="0.7cm" svg:viewBox="0 0 89 480" draw:points="0,0 0,480 89,480 89,0">
            <text:p/>
          </draw:polygon>
          <draw:polygon draw:style-name="gr9" draw:layer="layout" svg:width="0.088cm" svg:height="1.974cm" svg:x="10.713cm" svg:y="1.425cm" svg:viewBox="0 0 89 1975" draw:points="0,0 0,1975 89,1975 89,0">
            <text:p/>
          </draw:polygon>
          <draw:polygon draw:style-name="gr10" draw:layer="layout" svg:width="0.088cm" svg:height="0.466cm" svg:x="10.713cm" svg:y="0.959cm" svg:viewBox="0 0 89 467" draw:points="0,0 0,467 89,467 89,0">
            <text:p/>
          </draw:polygon>
          <draw:polygon draw:style-name="gr11" draw:layer="layout" svg:width="0.088cm" svg:height="0.26cm" svg:x="10.713cm" svg:y="0.7cm" svg:viewBox="0 0 89 261" draw:points="0,0 0,261 89,261 89,0">
            <text:p/>
          </draw:polygon>
          <draw:polygon draw:style-name="gr9" draw:layer="layout" svg:width="0.088cm" svg:height="1.206cm" svg:x="10.801cm" svg:y="2.193cm" svg:viewBox="0 0 89 1207" draw:points="0,0 0,1207 89,1207 89,0">
            <text:p/>
          </draw:polygon>
          <draw:polygon draw:style-name="gr10" draw:layer="layout" svg:width="0.088cm" svg:height="1.295cm" svg:x="10.801cm" svg:y="0.899cm" svg:viewBox="0 0 89 1296" draw:points="0,0 0,1296 89,1296 89,0">
            <text:p/>
          </draw:polygon>
          <draw:polygon draw:style-name="gr11" draw:layer="layout" svg:width="0.088cm" svg:height="0.201cm" svg:x="10.801cm" svg:y="0.7cm" svg:viewBox="0 0 89 202" draw:points="0,0 0,202 89,202 89,0">
            <text:p/>
          </draw:polygon>
          <draw:polygon draw:style-name="gr9" draw:layer="layout" svg:width="0.088cm" svg:height="1.947cm" svg:x="10.888cm" svg:y="1.452cm" svg:viewBox="0 0 89 1948" draw:points="0,0 0,1948 89,1948 89,0">
            <text:p/>
          </draw:polygon>
          <draw:polygon draw:style-name="gr10" draw:layer="layout" svg:width="0.088cm" svg:height="0.626cm" svg:x="10.888cm" svg:y="0.828cm" svg:viewBox="0 0 89 627" draw:points="0,0 0,627 89,627 89,0">
            <text:p/>
          </draw:polygon>
          <draw:polygon draw:style-name="gr11" draw:layer="layout" svg:width="0.088cm" svg:height="0.128cm" svg:x="10.888cm" svg:y="0.7cm" svg:viewBox="0 0 89 129" draw:points="0,0 0,129 89,129 89,0">
            <text:p/>
          </draw:polygon>
          <draw:polygon draw:style-name="gr9" draw:layer="layout" svg:width="0.088cm" svg:height="1.112cm" svg:x="10.976cm" svg:y="2.287cm" svg:viewBox="0 0 89 1113" draw:points="0,0 0,1113 89,1113 89,0">
            <text:p/>
          </draw:polygon>
          <draw:polygon draw:style-name="gr10" draw:layer="layout" svg:width="0.088cm" svg:height="1.494cm" svg:x="10.976cm" svg:y="0.794cm" svg:viewBox="0 0 89 1495" draw:points="0,0 0,1495 89,1495 89,0">
            <text:p/>
          </draw:polygon>
          <draw:polygon draw:style-name="gr11" draw:layer="layout" svg:width="0.088cm" svg:height="0.094cm" svg:x="10.976cm" svg:y="0.7cm" svg:viewBox="0 0 89 95" draw:points="0,0 0,95 89,95 89,0">
            <text:p/>
          </draw:polygon>
          <draw:polygon draw:style-name="gr9" draw:layer="layout" svg:width="0.088cm" svg:height="0.374cm" svg:x="11.063cm" svg:y="3.025cm" svg:viewBox="0 0 89 375" draw:points="0,0 0,375 89,375 89,0">
            <text:p/>
          </draw:polygon>
          <draw:polygon draw:style-name="gr10" draw:layer="layout" svg:width="0.088cm" svg:height="2.247cm" svg:x="11.063cm" svg:y="0.778cm" svg:viewBox="0 0 89 2248" draw:points="0,0 0,2248 89,2248 89,0">
            <text:p/>
          </draw:polygon>
          <draw:polygon draw:style-name="gr11" draw:layer="layout" svg:width="0.088cm" svg:height="0.08cm" svg:x="11.063cm" svg:y="0.7cm" svg:viewBox="0 0 89 81" draw:points="0,0 0,81 89,81 89,0">
            <text:p/>
          </draw:polygon>
          <draw:polygon draw:style-name="gr9" draw:layer="layout" svg:width="0.086cm" svg:height="1.592cm" svg:x="11.151cm" svg:y="1.807cm" svg:viewBox="0 0 87 1593" draw:points="0,0 0,1593 87,1593 87,0">
            <text:p/>
          </draw:polygon>
          <draw:polygon draw:style-name="gr10" draw:layer="layout" svg:width="0.086cm" svg:height="0.472cm" svg:x="11.151cm" svg:y="1.335cm" svg:viewBox="0 0 87 473" draw:points="0,0 0,473 87,473 87,0">
            <text:p/>
          </draw:polygon>
          <draw:polygon draw:style-name="gr11" draw:layer="layout" svg:width="0.086cm" svg:height="0.637cm" svg:x="11.151cm" svg:y="0.7cm" svg:viewBox="0 0 87 638" draw:points="0,0 0,638 87,638 87,0">
            <text:p/>
          </draw:polygon>
          <draw:polygon draw:style-name="gr9" draw:layer="layout" svg:width="0.088cm" svg:height="1.605cm" svg:x="11.236cm" svg:y="1.794cm" svg:viewBox="0 0 89 1606" draw:points="0,0 0,1606 89,1606 89,0">
            <text:p/>
          </draw:polygon>
          <draw:polygon draw:style-name="gr10" draw:layer="layout" svg:width="0.088cm" svg:height="0.468cm" svg:x="11.236cm" svg:y="1.327cm" svg:viewBox="0 0 89 469" draw:points="0,0 0,469 89,469 89,0">
            <text:p/>
          </draw:polygon>
          <draw:polygon draw:style-name="gr11" draw:layer="layout" svg:width="0.088cm" svg:height="0.627cm" svg:x="11.236cm" svg:y="0.7cm" svg:viewBox="0 0 89 628" draw:points="0,0 0,628 89,628 89,0">
            <text:p/>
          </draw:polygon>
          <draw:polygon draw:style-name="gr9" draw:layer="layout" svg:width="0.088cm" svg:height="0.736cm" svg:x="11.324cm" svg:y="2.663cm" svg:viewBox="0 0 89 737" draw:points="0,0 0,737 89,737 89,0">
            <text:p/>
          </draw:polygon>
          <draw:polygon draw:style-name="gr10" draw:layer="layout" svg:width="0.088cm" svg:height="0.209cm" svg:x="11.324cm" svg:y="2.455cm" svg:viewBox="0 0 89 210" draw:points="0,0 0,210 89,210 89,0">
            <text:p/>
          </draw:polygon>
          <draw:polygon draw:style-name="gr11" draw:layer="layout" svg:width="0.088cm" svg:height="1.756cm" svg:x="11.324cm" svg:y="0.7cm" svg:viewBox="0 0 89 1757" draw:points="0,0 0,1757 89,1757 89,0">
            <text:p/>
          </draw:polygon>
          <draw:polygon draw:style-name="gr9" draw:layer="layout" svg:width="0.088cm" svg:height="2.153cm" svg:x="11.411cm" svg:y="1.246cm" svg:viewBox="0 0 89 2154" draw:points="0,0 0,2154 89,2154 89,0">
            <text:p/>
          </draw:polygon>
          <draw:polygon draw:style-name="gr10" draw:layer="layout" svg:width="0.088cm" svg:height="0.434cm" svg:x="11.411cm" svg:y="0.812cm" svg:viewBox="0 0 89 435" draw:points="0,0 0,435 89,435 89,0">
            <text:p/>
          </draw:polygon>
          <draw:polygon draw:style-name="gr11" draw:layer="layout" svg:width="0.088cm" svg:height="0.114cm" svg:x="11.411cm" svg:y="0.7cm" svg:viewBox="0 0 89 115" draw:points="0,0 0,115 89,115 89,0">
            <text:p/>
          </draw:polygon>
          <draw:polygon draw:style-name="gr9" draw:layer="layout" svg:width="0.088cm" svg:height="0.249cm" svg:x="11.499cm" svg:y="3.15cm" svg:viewBox="0 0 89 250" draw:points="0,0 0,250 89,250 89,0">
            <text:p/>
          </draw:polygon>
          <draw:polygon draw:style-name="gr10" draw:layer="layout" svg:width="0.088cm" svg:height="0.165cm" svg:x="11.499cm" svg:y="2.985cm" svg:viewBox="0 0 89 166" draw:points="0,0 0,166 89,166 89,0">
            <text:p/>
          </draw:polygon>
          <draw:polygon draw:style-name="gr11" draw:layer="layout" svg:width="0.088cm" svg:height="2.287cm" svg:x="11.499cm" svg:y="0.7cm" svg:viewBox="0 0 89 2288" draw:points="0,0 0,2288 89,2288 89,0">
            <text:p/>
          </draw:polygon>
          <draw:polygon draw:style-name="gr9" draw:layer="layout" svg:width="0.088cm" svg:height="1.47cm" svg:x="11.586cm" svg:y="1.929cm" svg:viewBox="0 0 89 1471" draw:points="0,0 0,1471 89,1471 89,0">
            <text:p/>
          </draw:polygon>
          <draw:polygon draw:style-name="gr10" draw:layer="layout" svg:width="0.088cm" svg:height="0.634cm" svg:x="11.586cm" svg:y="1.297cm" svg:viewBox="0 0 89 635" draw:points="0,0 0,635 89,635 89,0">
            <text:p/>
          </draw:polygon>
          <draw:polygon draw:style-name="gr11" draw:layer="layout" svg:width="0.088cm" svg:height="0.597cm" svg:x="11.586cm" svg:y="0.7cm" svg:viewBox="0 0 89 598" draw:points="0,0 0,598 89,598 89,0">
            <text:p/>
          </draw:polygon>
          <draw:polygon draw:style-name="gr9" draw:layer="layout" svg:width="0.088cm" svg:height="0.846cm" svg:x="11.674cm" svg:y="2.553cm" svg:viewBox="0 0 89 847" draw:points="0,0 0,847 89,847 89,0">
            <text:p/>
          </draw:polygon>
          <draw:polygon draw:style-name="gr10" draw:layer="layout" svg:width="0.088cm" svg:height="0.101cm" svg:x="11.674cm" svg:y="2.452cm" svg:viewBox="0 0 89 102" draw:points="0,0 0,102 89,102 89,0">
            <text:p/>
          </draw:polygon>
          <draw:polygon draw:style-name="gr11" draw:layer="layout" svg:width="0.088cm" svg:height="1.754cm" svg:x="11.674cm" svg:y="0.7cm" svg:viewBox="0 0 89 1755" draw:points="0,0 0,1755 89,1755 89,0">
            <text:p/>
          </draw:polygon>
          <draw:polygon draw:style-name="gr9" draw:layer="layout" svg:width="0.088cm" svg:height="0.56cm" svg:x="11.761cm" svg:y="2.839cm" svg:viewBox="0 0 89 561" draw:points="0,0 0,561 89,561 89,0">
            <text:p/>
          </draw:polygon>
          <draw:polygon draw:style-name="gr10" draw:layer="layout" svg:width="0.088cm" svg:height="0.198cm" svg:x="11.761cm" svg:y="2.641cm" svg:viewBox="0 0 89 199" draw:points="0,0 0,199 89,199 89,0">
            <text:p/>
          </draw:polygon>
          <draw:polygon draw:style-name="gr11" draw:layer="layout" svg:width="0.088cm" svg:height="1.943cm" svg:x="11.761cm" svg:y="0.7cm" svg:viewBox="0 0 89 1944" draw:points="0,0 0,1944 89,1944 89,0">
            <text:p/>
          </draw:polygon>
          <draw:polygon draw:style-name="gr9" draw:layer="layout" svg:width="0.088cm" svg:height="0.236cm" svg:x="11.849cm" svg:y="3.163cm" svg:viewBox="0 0 89 237" draw:points="0,0 0,237 89,237 89,0">
            <text:p/>
          </draw:polygon>
          <draw:polygon draw:style-name="gr10" draw:layer="layout" svg:width="0.088cm" svg:height="0.131cm" svg:x="11.849cm" svg:y="3.032cm" svg:viewBox="0 0 89 132" draw:points="0,0 0,132 89,132 89,0">
            <text:p/>
          </draw:polygon>
          <draw:polygon draw:style-name="gr11" draw:layer="layout" svg:width="0.088cm" svg:height="2.334cm" svg:x="11.849cm" svg:y="0.7cm" svg:viewBox="0 0 89 2335" draw:points="0,0 0,2335 89,2335 89,0">
            <text:p/>
          </draw:polygon>
          <draw:polygon draw:style-name="gr9" draw:layer="layout" svg:width="0.088cm" svg:height="1.012cm" svg:x="11.936cm" svg:y="2.387cm" svg:viewBox="0 0 89 1013" draw:points="0,0 0,1013 89,1013 89,0">
            <text:p/>
          </draw:polygon>
          <draw:polygon draw:style-name="gr10" draw:layer="layout" svg:width="0.088cm" svg:height="0.485cm" svg:x="11.936cm" svg:y="1.902cm" svg:viewBox="0 0 89 486" draw:points="0,0 0,486 89,486 89,0">
            <text:p/>
          </draw:polygon>
          <draw:polygon draw:style-name="gr11" draw:layer="layout" svg:width="0.088cm" svg:height="1.204cm" svg:x="11.936cm" svg:y="0.7cm" svg:viewBox="0 0 89 1205" draw:points="0,0 0,1205 89,1205 89,0">
            <text:p/>
          </draw:polygon>
          <draw:polygon draw:style-name="gr9" draw:layer="layout" svg:width="0.088cm" svg:height="1.883cm" svg:x="12.023cm" svg:y="1.516cm" svg:viewBox="0 0 89 1884" draw:points="0,0 0,1884 89,1884 89,0">
            <text:p/>
          </draw:polygon>
          <draw:polygon draw:style-name="gr10" draw:layer="layout" svg:width="0.088cm" svg:height="0.239cm" svg:x="12.023cm" svg:y="1.278cm" svg:viewBox="0 0 89 240" draw:points="0,0 0,240 89,240 89,0">
            <text:p/>
          </draw:polygon>
          <draw:polygon draw:style-name="gr11" draw:layer="layout" svg:width="0.088cm" svg:height="0.579cm" svg:x="12.023cm" svg:y="0.7cm" svg:viewBox="0 0 89 580" draw:points="0,0 0,580 89,580 89,0">
            <text:p/>
          </draw:polygon>
          <draw:polygon draw:style-name="gr9" draw:layer="layout" svg:width="0.088cm" svg:height="1.282cm" svg:x="12.111cm" svg:y="2.117cm" svg:viewBox="0 0 89 1283" draw:points="0,0 0,1283 89,1283 89,0">
            <text:p/>
          </draw:polygon>
          <draw:polygon draw:style-name="gr10" draw:layer="layout" svg:width="0.088cm" svg:height="1.218cm" svg:x="12.111cm" svg:y="0.899cm" svg:viewBox="0 0 89 1219" draw:points="0,0 0,1219 89,1219 89,0">
            <text:p/>
          </draw:polygon>
          <draw:polygon draw:style-name="gr11" draw:layer="layout" svg:width="0.088cm" svg:height="0.201cm" svg:x="12.111cm" svg:y="0.7cm" svg:viewBox="0 0 89 202" draw:points="0,0 0,202 89,202 89,0">
            <text:p/>
          </draw:polygon>
          <draw:line draw:style-name="gr12" draw:layer="layout" svg:x1="9.666cm" svg:y1="3.397cm" svg:x2="9.666cm" svg:y2="0.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FreeSans1" svg:font-family="Free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35cm" fo:page-height="3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7-12-10T20:16:35.549348485</meta:creation-date>
    <dc:date>2018-01-16T09:01:19.051046356</dc:date>
    <dc:creator>dario </dc:creator>
    <meta:editing-duration>PT2H44M31S</meta:editing-duration>
    <meta:editing-cycles>9</meta:editing-cycles>
    <meta:generator>LibreOffice/4.3.3.2$Linux_X86_64 LibreOffice_project/430m0$Build-2</meta:generator>
    <meta:document-statistic meta:object-count="293"/>
  </office:meta>
</office:document-meta>
</file>